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Dzisiaj zasieję</text:span><text:span text:style-name="T1"><text:line-break/></text:span><text:span text:style-name="T1">ziarno nadzieję,</text:span><text:span text:style-name="T1"><text:line-break/></text:span><text:span text:style-name="T1">pora już ruszać na cały świat</text:span><text:span text:style-name="T1"><text:line-break/></text:span><text:span text:style-name="T1">Nie jedno padnie</text:span><text:span text:style-name="T1"><text:line-break/></text:span><text:span text:style-name="T1">na żyzną ziemię,</text:span><text:span text:style-name="T1"><text:line-break/></text:span><text:span text:style-name="T1">trzeba już wstać i pora je siać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Sieje je, sieje je, sieje je,</text:span><text:span text:style-name="T1"><text:line-break/></text:span><text:span text:style-name="T1">sieje je, sieje je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iektóre ziarna</text:span><text:span text:style-name="T1"><text:line-break/></text:span><text:span text:style-name="T1">padną na skały,</text:span><text:span text:style-name="T1"><text:line-break/></text:span><text:span text:style-name="T1">Niektóre jeszcze</text:span><text:span text:style-name="T1"><text:line-break/></text:span><text:span text:style-name="T1">wydziobie ptak</text:span><text:span text:style-name="T1"><text:line-break/></text:span><text:span text:style-name="T1">Na nowo ziarna</text:span><text:span text:style-name="T1"><text:line-break/></text:span><text:span text:style-name="T1">miłości i wiar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rzeba już wstać i pora je siać</text:span><text:span text:style-name="T1"><text:line-break/></text:span><text:span text:style-name="T1">Ae ae ao</text:span><text:span text:style-name="T1"><text:line-break/></text:span><text:span text:style-name="T1">ziarno wyda plon.</text:span><text:span text:style-name="T1"><text:line-break/></text:span><text:span text:style-name="T1">Trzydzieści, sześćdziesiąt,</text:span><text:span text:style-name="T1"><text:line-break/></text:span><text:span text:style-name="T1">a jeszcze inne sto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Sieje je, sieje je, sieje je,</text:span><text:span text:style-name="T1"><text:line-break/></text:span><text:span text:style-name="T1">sieje je, sieje je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7T22:31:06</meta:creation-date>
    <dc:creator>Rafał Talacha</dc:creator>
    <dc:date>2009-01-27T16:23:59</dc:date>
    <dc:language>pl-PL</dc:language>
    <meta:editing-cycles>6</meta:editing-cycles>
    <meta:editing-duration>PT4M49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